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f77a"/>
    </style:style>
    <style:style style:name="P2" style:family="paragraph" style:parent-style-name="Standard">
      <style:text-properties officeooo:rsid="0006f77a" officeooo:paragraph-rsid="0006f77a"/>
    </style:style>
    <style:style style:name="P3" style:family="paragraph" style:parent-style-name="Standard">
      <style:text-properties style:font-name="Liberation Serif" officeooo:paragraph-rsid="0006f77a"/>
    </style:style>
    <style:style style:name="T1" style:family="text">
      <style:text-properties style:font-name="Liberation Serif" officeooo:rsid="0006f77a"/>
    </style:style>
    <style:style style:name="T2" style:family="text">
      <style:text-properties style:font-name="Liberation Serif"/>
    </style:style>
    <style:style style:name="T3" style:family="text">
      <style:text-properties officeooo:rsid="0006f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itfantasy by Mitch at </text:span><text:a xlink:type="simple" xlink:href="https://www.pentacom.jp/pentacom/bitfontmaker2/gallery/?id=4095" text:style-name="Internet_20_link" text:visited-style-name="Visited_20_Internet_20_Link"><text:span text:style-name="T1">https://www.pentacom.jp/pentacom/bitfontmaker2/gallery/?id=4095</text:span></text:a></text:p>
      <text:p text:style-name="P2"><text:span text:style-name="T2">Squirrel by Angel at </text:span><text:a xlink:type="simple" xlink:href="https://www.pentacom.jp/pentacom/bitfontmaker2/gallery/?id=2229" text:style-name="Internet_20_link" text:visited-style-name="Visited_20_Internet_20_Link"><text:span text:style-name="T2">https://www.pentacom.jp/pentacom/bitfontmaker2/gallery/?id=2229</text:span></text:a></text:p>
      <text:p text:style-name="P3"><text:span text:style-name="T3">Wizard's</text:span> Manse + by Auntie Pixelante + LJRadio <text:span text:style-name="T3">at </text:span><text:a xlink:type="simple" xlink:href="https://www.pentacom.jp/pentacom/bitfontmaker2/gallery/?id=2640" text:style-name="Internet_20_link" text:visited-style-name="Visited_20_Internet_20_Link"><text:span text:style-name="T3">https://www.pentacom.jp/pentacom/bitfontmaker2/gallery/?id=2640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00:35:52.298565000</meta:creation-date>
    <dc:date>2025-09-21T00:39:53.444245000</dc:date>
    <meta:editing-duration>PT4M1S</meta:editing-duration>
    <meta:editing-cycles>1</meta:editing-cycles>
    <meta:document-statistic meta:table-count="0" meta:image-count="0" meta:object-count="0" meta:page-count="1" meta:paragraph-count="3" meta:word-count="20" meta:character-count="283" meta:non-whitespace-character-count="266"/>
    <meta:generator>LibreOffice/25.2.6.2$Windows_X86_64 LibreOffice_project/729c5bfe710f5eb71ed3bbde9e06a6065e9c6c5d</meta:generator>
  </office:meta>
</office:document-meta>
</file>